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Courier New" officeooo:rsid="0015e726" officeooo:paragraph-rsid="0015e726"/>
    </style:style>
    <style:style style:name="P2" style:family="paragraph" style:parent-style-name="Standard">
      <style:text-properties style:font-name="Courier New" officeooo:rsid="0016d1fa" officeooo:paragraph-rsid="0016d1fa"/>
    </style:style>
    <style:style style:name="P3" style:family="paragraph" style:parent-style-name="Standard">
      <style:text-properties style:font-name="Courier New" officeooo:rsid="0016efda" officeooo:paragraph-rsid="0016efda"/>
    </style:style>
    <style:style style:name="P4" style:family="paragraph" style:parent-style-name="Standard">
      <style:text-properties style:font-name="Courier New" officeooo:rsid="00171bf0" officeooo:paragraph-rsid="00171bf0"/>
    </style:style>
    <style:style style:name="P5" style:family="paragraph" style:parent-style-name="Standard">
      <style:text-properties style:font-name="Courier New" officeooo:rsid="0019f2a6" officeooo:paragraph-rsid="0019f2a6"/>
    </style:style>
    <style:style style:name="P6" style:family="paragraph" style:parent-style-name="Standard">
      <style:text-properties style:font-name="Courier New" officeooo:rsid="0016d1fa" officeooo:paragraph-rsid="001833ff"/>
    </style:style>
    <style:style style:name="P7" style:family="paragraph" style:parent-style-name="Standard">
      <style:text-properties style:font-name="Courier New" officeooo:rsid="00171bf0" officeooo:paragraph-rsid="001833ff"/>
    </style:style>
    <style:style style:name="P8" style:family="paragraph" style:parent-style-name="Standard">
      <style:text-properties style:font-name="Courier New" officeooo:rsid="001833ff" officeooo:paragraph-rsid="001833ff"/>
    </style:style>
    <style:style style:name="P9" style:family="paragraph" style:parent-style-name="Standard">
      <style:text-properties style:font-name="Courier New" officeooo:rsid="001a2189" officeooo:paragraph-rsid="001a2189"/>
    </style:style>
    <style:style style:name="P10" style:family="paragraph" style:parent-style-name="Standard">
      <style:text-properties style:font-name="Courier New" officeooo:rsid="00171bf0" officeooo:paragraph-rsid="001886ec"/>
    </style:style>
    <style:style style:name="P11" style:family="paragraph" style:parent-style-name="Standard">
      <style:text-properties style:font-name="Courier New" officeooo:rsid="0015e726" officeooo:paragraph-rsid="00171bf0"/>
    </style:style>
    <style:style style:name="T1" style:family="text">
      <style:text-properties officeooo:rsid="0016efda"/>
    </style:style>
    <style:style style:name="T2" style:family="text">
      <style:text-properties officeooo:rsid="00171bf0"/>
    </style:style>
    <style:style style:name="T3" style:family="text">
      <style:text-properties style:text-position="super 58%"/>
    </style:style>
    <style:style style:name="T4" style:family="text">
      <style:text-properties officeooo:rsid="001a2189"/>
    </style:style>
    <style:style style:name="T5" style:family="text">
      <style:text-properties officeooo:rsid="001833ff"/>
    </style:style>
    <style:style style:name="T6" style:family="text">
      <style:text-properties officeooo:rsid="001886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tached is the latest macropad mls700. Some of the oled messages are cleaned up and the focus was on the back to zero function.</text:p>
      <text:p text:style-name="P1"/>
      <text:p text:style-name="P1">By the way, install Blender on your laptop. It provides a nice way to observe the mouse wheel actions, particularly the return to zero function that employs counting frame clicks, however you want to call it. Even though I do not know your workflow tasks, I can bet you will want to have buttons that instantly return you to some frame of choice in one way or another.</text:p>
      <text:p text:style-name="P1"/>
      <text:p text:style-name="P2">The problem I currently have, which by the way happens only with some key actions, not the encoder, is that in some modes the number of continuous mouse wheel moves that occur is not known. There are single key tap modes where each key tap and release fires off 1 mouse wheel step. Those can be counted. Encoder turns do the same. Each fired mouse wheel step is known and counted.</text:p>
      <text:p text:style-name="P2"/>
      <text:p text:style-name="P2">But there are modes where holding down the mouse wheel key is machine gun style. The fire rate is adjustable, but the number of bullets fired are unknown. Sometimes I know the rate, but that is the theoretical rate.</text:p>
      <text:p text:style-name="P2"/>
      <text:p text:style-name="P2">Std Mse Wheel mode: keys are one mouse wheel shot. So is the encoder.</text:p>
      <text:p text:style-name="P2"/>
      <text:p text:style-name="P2">Accelerated Mse Wheel mode: <text:span text:style-name="T1">keys are machine gun, there are three rates: slow, medium, fast, the steps per rate are known but you would be hard pressed to even pull off a one shot, So key shots are not counted. Encoder still is countable, so they get counted.</text:span></text:p>
      <text:p text:style-name="P2"/>
      <text:p text:style-name="P3">MLS Mouse Wheel mode: very similar to Accelerated mode in that it is machine gun, but the throttle is the number of bullets fired for each shot and the shot rate is not countable when a key is pressed for any duration. But, you can set the throttle to 0 (Encoder sets the throttle in this mode). Then only <text:span text:style-name="T2">1 bullet is fired be key press. Top middle sets throttle to 1. Top right sets throttle to 0, the one shot per keypress mode. Moves are countable in one shot mode.</text:span></text:p>
      <text:p text:style-name="P3"/>
      <text:p text:style-name="P4">Top left key: zeros the moves key</text:p>
      <text:p text:style-name="P4">2<text:span text:style-name="T3">nd</text:span> row left key (under the zeroing key): moves back to the zero location</text:p>
      <text:p text:style-name="P5">The move back to zero function works perfectly as long as the move counts were properly recorded. So in one shot move mode or in encoder move move you get sent back to where you had set zero.</text:p>
      <text:p text:style-name="P4"/>
      <text:p text:style-name="P4"/>
      <text:p text:style-name="P6">Std Mse Wheel mode</text:p>
      <text:p text:style-name="P7">____________________________<text:span text:style-name="T4">___</text:span>_<text:span text:style-name="T4">_______</text:span>_______<text:span text:style-name="T5">_</text:span> </text:p>
      <text:p text:style-name="P4">| Zeros Moves <text:s text:c="3"/>| Does Nothing | Does Nothing |</text:p>
      <text:p text:style-name="P4">________________________<text:span text:style-name="T4">_________</text:span>____________<text:span text:style-name="T5">_</text:span>_ </text:p>
      <text:p text:style-name="P4"><text:soft-page-break/>| Back to 0 <text:s text:c="5"/>| Does Nothing | Does Nothing <text:s/>|</text:p>
      <text:p text:style-name="P4">____________________________<text:span text:style-name="T4">___________</text:span>_______<text:span text:style-name="T5">_</text:span>__ </text:p>
      <text:p text:style-name="P4">| <text:s/>1 Shot In <text:s text:c="4"/>| Mach Gun In <text:s/>| Does Nothing <text:s/>|</text:p>
      <text:p text:style-name="P4">______________________________<text:span text:style-name="T4">___________</text:span>__<text:span text:style-name="T5">__</text:span>____ </text:p>
      <text:p text:style-name="P4">| <text:s/>1 Shot Out <text:s text:c="3"/>| Mach Gun Out | Does Nothing <text:s/>|</text:p>
      <text:p text:style-name="P4">___________________________________<text:span text:style-name="T4">____________</text:span>__ </text:p>
      <text:p text:style-name="P4"/>
      <text:p text:style-name="P4">QMK accelerated mouse wheel action</text:p>
      <text:p text:style-name="P8">Speed keys can be pressed at any time</text:p>
      <text:p text:style-name="P7">_____________________________<text:span text:style-name="T4">________</text:span>_______<text:span text:style-name="T5">_</text:span> </text:p>
      <text:p text:style-name="P7">| Zeros Moves | Does Nothing | Does Nothing |</text:p>
      <text:p text:style-name="P7">___________________________<text:span text:style-name="T4">_______</text:span>_________<text:span text:style-name="T5">_</text:span>_ </text:p>
      <text:p text:style-name="P7">| Back to 0 <text:s text:c="2"/>| Does Nothing | <text:span text:style-name="T5">Speed 3 <text:s text:c="5"/></text:span>|</text:p>
      <text:p text:style-name="P7">_______________________________<text:span text:style-name="T4">_______</text:span>____<text:span text:style-name="T5">_</text:span>__ </text:p>
      <text:p text:style-name="P7">| Mach Gun In | Mach Gun In <text:s/>| <text:span text:style-name="T5">Speed 2 <text:s text:c="5"/></text:span>|</text:p>
      <text:p text:style-name="P7">________________________________<text:span text:style-name="T4">_______</text:span><text:span text:style-name="T5">__</text:span>____ </text:p>
      <text:p text:style-name="P7">| Mach Gun Out| Mach Gun Out | <text:span text:style-name="T5">Speed 1 <text:s text:c="3"/></text:span><text:s text:c="2"/>|</text:p>
      <text:p text:style-name="P7"><text:span text:style-name="T4">________</text:span>_____________________________________ </text:p>
      <text:p text:style-name="P9"/>
      <text:p text:style-name="P7">MLS mouse wheel speed control. </text:p>
      <text:p text:style-name="P7">The encoder act as <text:span text:style-name="T5">a </text:span>throttle while keys are used for up and down. </text:p>
      <text:p text:style-name="P7">___________________________<text:span text:style-name="T5">___</text:span><text:span text:style-name="T6">_</text:span><text:span text:style-name="T5">_</text:span><text:span text:style-name="T4">___</text:span><text:span text:style-name="T5">___</text:span>_________<text:span text:style-name="T5">_</text:span> </text:p>
      <text:p text:style-name="P7">| Zeros Moves <text:s text:c="4"/>| <text:span text:style-name="T5">Throttle 1</text:span> <text:s text:c="2"/>| <text:span text:style-name="T5">Throttle 0 <text:s text:c="2"/></text:span>|</text:p>
      <text:p text:style-name="P7">____________________<text:span text:style-name="T5">_______</text:span>________<text:span text:style-name="T4">___</text:span>________<text:span text:style-name="T5">_</text:span>_ </text:p>
      <text:p text:style-name="P7">| Back to 0 <text:s text:c="6"/>| Does Nothing | Does Nothing |</text:p>
      <text:p text:style-name="P7">__________________<text:span text:style-name="T5">________</text:span>____________<text:span text:style-name="T4">___</text:span>____<text:span text:style-name="T5">_</text:span>__ </text:p>
      <text:p text:style-name="P7">| <text:span text:style-name="T5">MLS </text:span>Mach Gun In | Does Nothing | Does Nothing |</text:p>
      <text:p text:style-name="P7">___________________<text:span text:style-name="T5">________</text:span>____________<text:span text:style-name="T5">__</text:span><text:span text:style-name="T4">___</text:span>____ </text:p>
      <text:p text:style-name="P7">| <text:span text:style-name="T5">MLS </text:span>Mach Gun Out| Does Nothing | Does Nothing |</text:p>
      <text:p text:style-name="P7">__________________<text:span text:style-name="T5">_________</text:span>_________________<text:span text:style-name="T4">__</text:span>__ </text:p>
      <text:p text:style-name="P7"/>
      <text:p text:style-name="P7"/>
      <text:p text:style-name="P7"><text:span text:style-name="T5">LED Settings</text:span> </text:p>
      <text:p text:style-name="P7">The encoder <text:span text:style-name="T5">is LED brightness</text:span>. </text:p>
      <text:p text:style-name="P7">___________________________<text:span text:style-name="T5">_</text:span><text:span text:style-name="T6">_____</text:span><text:span text:style-name="T5">_</text:span><text:span text:style-name="T4">_____</text:span><text:span text:style-name="T6">_</text:span><text:span text:style-name="T5">_____</text:span>_________<text:span text:style-name="T5">_</text:span> </text:p>
      <text:p text:style-name="P10">| <text:span text:style-name="T5">Next Animation</text:span> <text:s text:c="3"/>| Does Nothing | <text:span text:style-name="T6">ON/OFF Animations</text:span><text:span text:style-name="T5"> </text:span>|</text:p>
      <text:p text:style-name="P7">____________________<text:span text:style-name="T5">_______</text:span>___<text:span text:style-name="T6">____</text:span><text:span text:style-name="T4">_____</text:span><text:span text:style-name="T6">_</text:span>_____________<text:span text:style-name="T5">_</text:span>_ </text:p>
      <text:p text:style-name="P10">| Does Nothing <text:s text:c="5"/>| Does Nothing | Does Nothing <text:s text:c="5"/>|</text:p>
      <text:p text:style-name="P7">__________________<text:span text:style-name="T5">________</text:span>_____________<text:span text:style-name="T4">_____</text:span>____<text:span text:style-name="T5">_</text:span>_<text:span text:style-name="T6">____</text:span>_ </text:p>
      <text:p text:style-name="P10">| <text:span text:style-name="T5">LED brightness</text:span> <text:span text:style-name="T6">Up</text:span> | <text:span text:style-name="T6">Color Hue Up</text:span> | <text:span text:style-name="T6">Anim. Speed Up</text:span> <text:s text:c="3"/>|</text:p>
      <text:p text:style-name="P7">___________________<text:span text:style-name="T5">________</text:span>________<text:span text:style-name="T6">____</text:span>_____<text:span text:style-name="T4">_____</text:span><text:span text:style-name="T5">__</text:span>____ </text:p>
      <text:p text:style-name="P10">| <text:span text:style-name="T5">LED brightness</text:span> <text:span text:style-name="T6">Dn</text:span> | <text:span text:style-name="T6">Color Hue Dn</text:span> | <text:span text:style-name="T6">Anim. Speed Dn <text:s text:c="3"/></text:span>|</text:p>
      <text:p text:style-name="P7">__________________<text:span text:style-name="T5">_________</text:span>____________<text:span text:style-name="T6">____</text:span>______<text:span text:style-name="T4">_____</text:span>_ </text:p>
      <text:p text:style-name="P7"/>
      <text:p text:style-name="P7"/>
      <text:p text:style-name="P10"><text:span text:style-name="T6">Standby Mode</text:span> </text:p>
      <text:p text:style-name="P10"><text:span text:style-name="T6">Press encoder to goto base level</text:span> </text:p>
      <text:p text:style-name="P10">___________________________<text:span text:style-name="T5">___</text:span><text:span text:style-name="T6">_</text:span><text:span text:style-name="T5">_</text:span><text:span text:style-name="T4">_</text:span><text:span text:style-name="T5">___</text:span>_________<text:span text:style-name="T5">_</text:span> </text:p>
      <text:p text:style-name="P10">| Does Nothing | Does Nothing | Does Nothing<text:span text:style-name="T5"> <text:s/></text:span>|</text:p>
      <text:p text:style-name="P10"><text:soft-page-break/>____________________<text:span text:style-name="T5">_______</text:span>____<text:span text:style-name="T4">_</text:span>____________<text:span text:style-name="T5">_</text:span>_ </text:p>
      <text:p text:style-name="P10">| Does Nothing <text:s/>| Does Nothing | Does Nothing<text:span text:style-name="T5"> </text:span>|</text:p>
      <text:p text:style-name="P10">__________________<text:span text:style-name="T5">________</text:span>_____<text:span text:style-name="T4">_</text:span>___________<text:span text:style-name="T5">_</text:span>__ </text:p>
      <text:p text:style-name="P10">| Does Nothing <text:s/>| Does Nothing | Does Nothing<text:span text:style-name="T5"> </text:span>|</text:p>
      <text:p text:style-name="P10">___________________<text:span text:style-name="T5">________</text:span>____<text:span text:style-name="T4">_</text:span>________<text:span text:style-name="T5">__</text:span>____ </text:p>
      <text:p text:style-name="P10">| Does Nothing <text:s/>| Does Nothing | Does Nothing<text:span text:style-name="T5"> </text:span>|</text:p>
      <text:p text:style-name="P10">__________________<text:span text:style-name="T5">_________</text:span>___________________ </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3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20:33:51.481518644</meta:creation-date>
    <dc:date>2025-01-25T23:43:47.771912408</dc:date>
    <meta:editing-duration>PT13M25S</meta:editing-duration>
    <meta:editing-cycles>3</meta:editing-cycles>
    <meta:generator>LibreOffice/24.8.4.2$MacOSX_X86_64 LibreOffice_project/bb3cfa12c7b1bf994ecc5649a80400d06cd71002</meta:generator>
    <meta:document-statistic meta:table-count="0" meta:image-count="0" meta:object-count="0" meta:page-count="3" meta:paragraph-count="64" meta:word-count="709" meta:character-count="4680" meta:non-whitespace-character-count="3928"/>
  </office:meta>
</office:document-meta>
</file>